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rsid="00086586" officeooo:paragraph-rsid="002437ef"/>
    </style:style>
    <style:style style:name="P2" style:family="paragraph" style:parent-style-name="Standard">
      <style:paragraph-properties fo:margin-left="0cm" fo:margin-right="0cm" fo:line-height="150%" fo:text-indent="0.529cm" style:auto-text-indent="false"/>
      <style:text-properties fo:font-size="14pt" officeooo:rsid="00176bf0" officeooo:paragraph-rsid="00176bf0" style:font-size-asian="14pt" style:font-size-complex="14pt"/>
    </style:style>
    <style:style style:name="P3" style:family="paragraph" style:parent-style-name="Standard">
      <style:paragraph-properties fo:margin-left="0cm" fo:margin-right="0cm" fo:line-height="150%" fo:text-indent="0.529cm" style:auto-text-indent="false"/>
      <style:text-properties fo:font-size="14pt" officeooo:rsid="00176bf0" officeooo:paragraph-rsid="00257787" style:font-size-asian="14pt" style:font-size-complex="14pt"/>
    </style:style>
    <style:style style:name="P4" style:family="paragraph" style:parent-style-name="Standard">
      <style:paragraph-properties fo:margin-left="0cm" fo:margin-right="0cm" fo:line-height="150%" fo:text-indent="0.529cm" style:auto-text-indent="false"/>
      <style:text-properties fo:font-size="14pt" officeooo:rsid="00176bf0" officeooo:paragraph-rsid="00276f92" style:font-size-asian="14pt" style:font-size-complex="14pt"/>
    </style:style>
    <style:style style:name="P5" style:family="paragraph" style:parent-style-name="Heading_20_1">
      <style:paragraph-properties fo:margin-left="0cm" fo:margin-right="0cm" fo:text-align="center" style:justify-single-word="false" fo:text-indent="0.529cm" style:auto-text-indent="false"/>
    </style:style>
    <style:style style:name="P6" style:family="paragraph" style:parent-style-name="Text_20_body" style:master-page-name="">
      <style:paragraph-properties fo:margin-left="7.567cm" fo:margin-right="0cm" fo:margin-top="0cm" fo:margin-bottom="0.212cm" style:contextual-spacing="false" fo:text-align="end" style:justify-single-word="false" fo:text-indent="0cm" style:auto-text-indent="false" style:page-number="auto"/>
      <style:text-properties fo:font-style="italic" officeooo:rsid="002b46b0" officeooo:paragraph-rsid="002b46b0" style:font-style-asian="italic" style:font-style-complex="italic"/>
    </style:style>
    <style:style style:name="P7" style:family="paragraph" style:parent-style-name="Text_20_body" style:master-page-name="">
      <style:paragraph-properties fo:margin-left="7.223cm" fo:margin-right="0cm" fo:margin-top="0cm" fo:margin-bottom="0.212cm" style:contextual-spacing="false" fo:text-align="end" style:justify-single-word="false" fo:text-indent="0.529cm" style:auto-text-indent="false" style:page-number="auto"/>
      <style:text-properties fo:font-style="italic" officeooo:rsid="002b46b0" officeooo:paragraph-rsid="002b46b0" style:font-style-asian="italic" style:font-style-complex="italic"/>
    </style:style>
    <style:style style:name="P8" style:family="paragraph" style:parent-style-name="Text_20_body" style:master-page-name="">
      <style:paragraph-properties fo:margin-left="7.355cm" fo:margin-right="0cm" fo:margin-top="0cm" fo:margin-bottom="0.212cm" style:contextual-spacing="false" fo:text-align="end" style:justify-single-word="false" fo:text-indent="0cm" style:auto-text-indent="false" style:page-number="auto"/>
      <style:text-properties fo:font-style="italic" officeooo:rsid="002b46b0" officeooo:paragraph-rsid="002b46b0" style:font-style-asian="italic" style:font-style-complex="italic"/>
    </style:style>
    <style:style style:name="P9" style:family="paragraph" style:parent-style-name="Standard">
      <style:paragraph-properties fo:margin-left="0cm" fo:margin-right="0cm" fo:line-height="150%" fo:text-indent="0.529cm" style:auto-text-indent="false"/>
      <style:text-properties fo:font-size="14pt" officeooo:rsid="00196489" officeooo:paragraph-rsid="002b59d8" style:font-size-asian="14pt" style:font-size-complex="14pt"/>
    </style:style>
    <style:style style:name="P10" style:family="paragraph" style:parent-style-name="Heading_20_1">
      <style:paragraph-properties fo:margin-left="0cm" fo:margin-right="0cm" fo:line-height="150%" fo:text-indent="0.529cm" style:auto-text-indent="false"/>
      <style:text-properties fo:font-size="14pt" officeooo:rsid="00257787" style:font-size-asian="14pt" style:font-size-complex="14pt"/>
    </style:style>
    <style:style style:name="P11" style:family="paragraph" style:parent-style-name="Heading_20_2">
      <style:text-properties officeooo:rsid="002903c1"/>
    </style:style>
    <style:style style:name="P12" style:family="paragraph" style:parent-style-name="Heading_20_2">
      <style:paragraph-properties fo:margin-left="0cm" fo:margin-right="0cm" fo:text-indent="0.529cm" style:auto-text-indent="false"/>
    </style:style>
    <style:style style:name="T1" style:family="text">
      <style:text-properties officeooo:rsid="00295bca"/>
    </style:style>
    <style:style style:name="T2" style:family="text">
      <style:text-properties officeooo:rsid="0019163d"/>
    </style:style>
    <style:style style:name="T3" style:family="text">
      <style:text-properties officeooo:rsid="001be9c9"/>
    </style:style>
    <style:style style:name="T4" style:family="text">
      <style:text-properties fo:language="de" fo:country="DE" officeooo:rsid="001be9c9"/>
    </style:style>
    <style:style style:name="T5" style:family="text">
      <style:text-properties fo:language="de" fo:country="DE" officeooo:rsid="00206ecc"/>
    </style:style>
    <style:style style:name="T6" style:family="text">
      <style:text-properties officeooo:rsid="00206ecc"/>
    </style:style>
    <style:style style:name="T7" style:family="text">
      <style:text-properties officeooo:rsid="00257787"/>
    </style:style>
    <style:style style:name="T8" style:family="text">
      <style:text-properties officeooo:rsid="002903c1"/>
    </style:style>
    <style:style style:name="T9" style:family="text">
      <style:text-properties officeooo:rsid="002b46b0"/>
    </style:style>
    <style:style style:name="T10" style:family="text">
      <style:text-properties officeooo:rsid="002b59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5" text:outline-level="1">Grundlagen der Strukturanalyse. <text:span text:style-name="T7">Report.</text:span></text:h>
      <text:h text:style-name="P10" text:outline-level="1"/>
      <text:h text:style-name="P12" text:outline-level="2">How distgeom works</text:h>
      <text:p text:style-name="P7">–- Explain in few sentences how distgeom works.</text:p>
      <text:p text:style-name="P3"><text:s/><text:span text:style-name="T3">Die Hauptidee ist zu überprüfen wie genau oder ungenau die Koordinaten der Molekülstruktur sein dürfen, bis man noch eine richtige Struktur bekommt. Es funktioniert so, dass wir aus der reale Struktur die Information über den Koordinaten </text:span><text:bookmark text:name="result_box"/><text:span text:style-name="T4">extrahieren</text:span><text:span text:style-name="T3"> und dann mit der Hilfe des Distgeoms die neue Koordinaten generieren. Distgeom bietet auch eine Möglichkeit die potentielle Koordinaten zu verschlimmern, die man auch gern benutzt um zu gucken wie schlimm die Ausgabe des NMR sein darf, bis man noch eine richtige Struktur bekommt.</text:span></text:p>
      <text:h text:style-name="P11" text:outline-level="2">Smallest set of restraints</text:h>
      <text:p text:style-name="P6"><text:span text:style-name="T8">– H</text:span>ow did you find the smallest set of restaraints that can still produce a reasonable structure of 1L2Y? What is the smallest set of restraints? </text:p>
      <text:p text:style-name="P4"><text:span text:style-name="T6">Im Verlauf des Programms «keyfilegen» muss man </text:span><text:bookmark text:name="result_box1"/><text:span text:style-name="T6">im </text:span><text:span text:style-name="T5">Eingabefeld</text:span><text:span text:style-name="T2"> «Amount of Restraints in %» immer die kleinste Verte einzutippen und dann visuell vergleichen, bis die Struktur des Moleküls <text:s/>nicht mehr stimmt. <text:s/>4 % <text:s/>geht nicht mehr. </text:span></text:p>
      <text:h text:style-name="P11" text:outline-level="2">EnsembleMatch</text:h>
      <text:p text:style-name="P8"><text:span text:style-name="T8">E</text:span>xplain what you have found from EnsembleMatch. Why can the generated structures be so different sometimes event through they are from the same set of restraints?</text:p>
      <text:p text:style-name="P9">Ich habe gesehen, dass die Strukturen ganz unterschiedlich aussehen können, obwohl sie die gleiche Beschränkungen haben. Es könnte aber daran liegen, dass wir nur die Information über die Distanzen kennen und keine Information über den Winkel. Im Kontext der 3-d Struktur ist es aber auch wichtig. </text:p>
      <text:p text:style-name="P9"><text:span text:style-name="T10">Hiralität.</text:span></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ru" fo:country="RU"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ru" fo:country="RU"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nos" fo:font-family="Tinos"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6586" officeooo:paragraph-rsid="002437ef"/>
    </style:style>
    <style:style style:name="MT1" style:family="text">
      <style:text-properties officeooo:rsid="00295bc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Oleksandr Voroshylov (6590822)<text:tab/><text:tab/><text:span text:style-name="MT1">10.11.201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4T16:04:18</meta:creation-date>
    <dc:date>2013-11-11T17:23:58.528730353</dc:date>
    <meta:editing-duration>PT4H35M50S</meta:editing-duration>
    <meta:editing-cycles>17</meta:editing-cycles>
    <meta:generator>LibreOffice/4.1.3.2$Linux_X86_64 LibreOffice_project/70feb7d99726f064edab4605a8ab840c50ec57a</meta:generator>
    <meta:document-statistic meta:table-count="0" meta:image-count="0" meta:object-count="0" meta:page-count="2" meta:paragraph-count="12" meta:word-count="239" meta:character-count="1562" meta:non-whitespace-character-count="1326"/>
  </office:meta>
</office:document-meta>
</file>